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5.318125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isability Condition Code</text:p>
          </table:table-cell>
          <table:table-cell office:value-type="string" table:style-name="ce2">
            <text:p>Disability <text:s/>Condition <text:s/>Name</text:p>
          </table:table-cell>
          <table:table-cell office:value-type="string" table:style-name="ce2">
            <text:p>ICF <text:s/>Code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01</text:p>
          </table:table-cell>
          <table:table-cell office:value-type="string" table:style-name="ce4">
            <text:p>State <text:s/>of <text:s/>consciousness</text:p>
          </table:table-cell>
          <table:table-cell office:value-type="string" table:style-name="ce5">
            <text:p>B110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02</text:p>
          </table:table-cell>
          <table:table-cell office:value-type="string" table:style-name="ce4">
            <text:p>Continuity <text:s/>of <text:s/>consciousness</text:p>
          </table:table-cell>
          <table:table-cell office:value-type="string" table:style-name="ce5">
            <text:p>B1101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33:30Z</meta:creation-date>
    <dc:date>2020-04-29T09:51:01Z</dc:date>
    <meta:user-defined meta:name="WorkbookGuid">bf664dd2-0806-4126-af0a-dbbd23d8b9b4</meta:user-defined>
    <meta:user-defined meta:name="ConnectionInfosStorage">WorkbookXmlParts</meta:user-defined>
  </office:meta>
</office:document-meta>
</file>